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2pt" fo:font-weight="normal" officeooo:rsid="000bfa73" officeooo:paragraph-rsid="000bfa73" style:font-size-asian="19.25pt" style:font-weight-asian="normal" style:font-size-complex="2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0bfa73" officeooo:paragraph-rsid="000bfa73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4pt" fo:font-weight="bold" officeooo:rsid="000bfa73" officeooo:paragraph-rsid="000bfa7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5pt" fo:font-weight="bold" officeooo:rsid="000bfa73" officeooo:paragraph-rsid="000bfa73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paragraph-rsid="000bfa73"/>
    </style:style>
    <style:style style:name="P6" style:family="paragraph" style:parent-style-name="Standard">
      <style:text-properties fo:font-size="14pt" fo:font-weight="bold" officeooo:paragraph-rsid="000df02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paragraph-rsid="000f7ba6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fo:font-size="14pt" fo:font-weight="bold" officeooo:paragraph-rsid="000df020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text-properties fo:font-size="14pt" fo:font-weight="bold" officeooo:paragraph-rsid="000f7ba6" style:font-size-asian="14pt" style:font-weight-asian="bold" style:font-size-complex="14pt" style:font-weight-complex="bold"/>
    </style:style>
    <style:style style:name="P10" style:family="paragraph" style:parent-style-name="Text_20_body">
      <style:text-properties fo:font-variant="normal" fo:text-transform="none" fo:font-style="normal" fo:font-weight="normal"/>
    </style:style>
    <style:style style:name="P11" style:family="paragraph" style:parent-style-name="Text_20_body">
      <style:text-properties style:font-name="Times New Roman" fo:font-size="12pt" fo:font-weight="normal" officeooo:rsid="000bfa73" officeooo:paragraph-rsid="000bfa73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style:font-name="Times New Roman" fo:font-size="12pt" fo:font-weight="normal" officeooo:rsid="000bfa73" style:font-size-asian="10.5pt" style:font-weight-asian="normal" style:font-size-complex="12pt" style:font-weight-complex="normal"/>
    </style:style>
    <style:style style:name="T2" style:family="text">
      <style:text-properties style:font-name="Times New Roman" fo:font-size="12pt" fo:font-weight="normal" officeooo:rsid="000df020" style:font-size-asian="10.5pt" style:font-weight-asian="normal" style:font-size-complex="12pt" style:font-weight-complex="normal"/>
    </style:style>
    <style:style style:name="T3" style:family="text">
      <style:text-properties style:font-name="Times New Roman" fo:font-size="12pt" officeooo:rsid="000bfa73" style:font-size-asian="10.5pt" style:font-size-complex="12pt"/>
    </style:style>
    <style:style style:name="T4" style:family="text">
      <style:text-properties style:font-name="Times New Roman" officeooo:rsid="000bfa73"/>
    </style:style>
    <style:style style:name="T5" style:family="text">
      <style:text-properties officeooo:rsid="0010f67e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fo:font-style="normal"/>
    </style:style>
    <style:style style:name="T8" style:family="text">
      <style:text-properties fo:font-variant="normal" fo:text-transform="none" fo:font-style="normal" fo:font-weight="normal"/>
    </style:style>
    <style:style style:name="T9" style:family="text">
      <style:text-properties fo:font-variant="normal" fo:text-transform="none" fo:font-style="normal" officeooo:rsid="001227b5"/>
    </style:style>
    <style:style style:name="T10" style:family="text">
      <style:text-properties fo:font-style="italic"/>
    </style:style>
    <style:style style:name="T11" style:family="text">
      <style:text-properties fo:font-style="italic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B</text:p>
      <text:p text:style-name="P2"/>
      <text:p text:style-name="P4">Chapter 5</text:p>
      <text:p text:style-name="P7"><text:span text:style-name="T4">7. Consider the network of Fig. 5-12(a). Distance vector routing is used, and the following vectors have just come in to router C:</text:span></text:p>
      <text:list xml:id="list3760801019" text:style-name="L1">
        <text:list-item>
          <text:p text:style-name="P9"><text:span text:style-name="T4">from B: (5, 0, 8, 12, 6, 2)</text:span></text:p>
        </text:list-item>
        <text:list-item>
          <text:p text:style-name="P8"><text:span text:style-name="T4">from D: (16, 12, 6, 0, 9, 10)</text:span></text:p>
        </text:list-item>
        <text:list-item>
          <text:p text:style-name="P8"><text:span text:style-name="T4">from E: (7, 6, 3, 9, 0, 4)</text:span></text:p>
        </text:list-item>
      </text:list>
      <text:p text:style-name="P6"><text:span text:style-name="T4">The cost of the links from C to B, D, and E, are 6, 3, and 5, respectively. What is C’s new routing table? Give both the outgoing line to use and the cost.</text:span></text:p>
      <text:p text:style-name="P2"/>
      <text:p text:style-name="P2"/>
      <text:p text:style-name="P2"/>
      <text:p text:style-name="P3">36. A router has just received the following new IP addresses: 57.6.96.0/21, 57.6.104.0/21, 57.6.112.0/21, and 57.6.120.0/21. If all of them use the same outgoing line, can they be aggregated? If so, to what? If not, why not?</text:p>
      <text:p text:style-name="P2"/>
      <text:p text:style-name="P11"><text:span text:style-name="T7">One route should consolidate all four subnets, while another route, featuring a lower metric, should encompass the 57.6.112.0/21 network. Despite the inclusion of the 57.6.112.0/21 network in the aggregate route, the specific route, possessing a lower metric, takes precedence over the aggregate route.</text:span></text:p>
      <text:p text:style-name="Text_20_body">In a broader context, the default route directs traffic to 0.0.0.0/0, covering all addresses. However, more specific routes with lower metrics exist, influencing the routing decisions. Similarly, a route for a supernet like 57.6.96.0/19, which includes the subnet 57.6.112.0/21, can coexist with an even more specific route for the subnet 57.6.112.0/21, effectively superseding the less specific supernet route.</text:p>
      <text:p text:style-name="P11"><text:span text:style-name="T7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Chapter 6</text:p>
      <text:p text:style-name="P2"/>
      <text:p text:style-name="P3">16. Why does UDP exist? Would it not have been enough to just let user processes send raw IP packets?</text:p>
      <text:p text:style-name="P2"/>
      <text:p text:style-name="P2">It is better to use UDP, rather than just sending IP packets everywhere, because by using UDP, <text:s/><text:span text:style-name="T5">the data will be correctly</text:span> to the <text:span text:style-name="T5">desired destination. This is</text:span> because UDP uses source and destination ports while raw IP packet does not include ports. </text:p>
      <text:p text:style-name="P2"/>
      <text:p text:style-name="P3">48. What is the bandwidth-delay product for a 50-Mbps channel on a geostationary satellite? If the packets are all 1500 bytes (including overhead), how big should the window be in packets?</text:p>
      <text:p text:style-name="P2"/>
      <text:p text:style-name="P5"><text:span text:style-name="T1">The total delay for a round trip is approximately 5</text:span><text:span text:style-name="T2">00</text:span><text:span text:style-name="T1"> milliseconds. Therefore, considering a channel with a capacity of 50 Mbps, the bandwidth product delay amounts to 3.</text:span><text:span text:style-name="T2">125</text:span><text:span text:style-name="T1"> </text:span><text:span text:style-name="T2">mega</text:span><text:span text:style-name="T1">bytes. Assuming packet size is 1500 bytes, it would require 2</text:span><text:span text:style-name="T2">084</text:span><text:span text:style-name="T1"> packets </text:span><text:span text:style-name="T2">(rounded up) </text:span><text:span text:style-name="T1">to saturate the connection, so the window size should be set to at least 2250 packets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6T23:08:03.825000000</meta:creation-date>
    <dc:date>2023-11-17T00:04:25.690000000</dc:date>
    <meta:editing-duration>PT35M38S</meta:editing-duration>
    <meta:editing-cycles>6</meta:editing-cycles>
    <meta:generator>LibreOffice/7.0.0.3$Windows_X86_64 LibreOffice_project/8061b3e9204bef6b321a21033174034a5e2ea88e</meta:generator>
    <meta:document-statistic meta:table-count="0" meta:image-count="0" meta:object-count="0" meta:page-count="2" meta:paragraph-count="15" meta:word-count="380" meta:character-count="2221" meta:non-whitespace-character-count="1856"/>
  </office:meta>
</office:document-meta>
</file>